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22_21-13-49_000.jpg</text:p>
          </table:table-cell>
          <table:table-cell table:style-name="ce27" office:value-type="string">
            <text:p>:m 食べた物 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23_01-54-52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23_02-10-36_000.jpg</text:p>
          </table:table-cell>
          <table:table-cell table:style-name="ce27" office:value-type="string">
            <text:p>:m :PHOTO 寝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23_07-25-45_000.jpg</text:p>
          </table:table-cell>
          <table:table-cell table:style-name="ce27" office:value-type="string">
            <text:p>:m :PHOTO 起きた時刻 / 2022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23_07-36-46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23_11-46-37_000.jpg</text:p>
          </table:table-cell>
          <table:table-cell table:style-name="ce36" office:value-type="string">
            <text:p>:m RES 1-2*3 / free# JVEMV6 68#_264:1 / 68. theoretical-physics(tp) / topics=波動方程式；,w=~,doc=r-7-A1~1.1.1#P-4.3,s=~,i=~,other=calc+;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-2*3 / free# JVEMV6 68#_264:1 / 68. theoretical-physics(tp) / topics=波動方程式；,w=~,doc=r-7-A1~1.1.1#P-4.3,s=~,i=~,other=calc+;calc+">
            <text:p>:m RES 1-2*3 / free# JVEMV6 68#_264:1 / 68. theoretical-physics(tp) / topics=波動方程式；,w=~,doc=r-7-A1~1.1.1#P-4.3,s=~,i=~,other=calc+;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23_11-46-56_000.jpg</text:p>
          </table:table-cell>
          <table:table-cell table:style-name="ce36" office:value-type="string">
            <text:p>:m RES 3*3 / free# JVEMV6 68#_264:1 / 68. theoretical-physics(tp) / topics=波動方程式；,w=~,doc=r-7-A1~1.1.1#P-4.3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3*3 / free# JVEMV6 68#_264:1 / 68. theoretical-physics(tp) / topics=波動方程式；,w=~,doc=r-7-A1~1.1.1#P-4.3,s=~,i=~,other=~">
            <text:p>:m RES 3*3 / free# JVEMV6 68#_264:1 / 68. theoretical-physics(tp) / topics=波動方程式；,w=~,doc=r-7-A1~1.1.1#P-4.3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23_12-52-4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23_16-57-47_000.jpg</text:p>
          </table:table-cell>
          <table:table-cell table:style-name="ce36" office:value-type="string">
            <text:p>:m RES 1*2 / free# JVEMV6 68#_264:2 / 68. theoretical-physics(tp) / topics=波動方程式；,w=~,doc=r-7-A1~1.1.1#10-7.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264:2 / 68. theoretical-physics(tp) / topics=波動方程式；,w=~,doc=r-7-A1~1.1.1#10-7.1,s=~,i=~,other=~">
            <text:p>:m RES 1*2 / free# JVEMV6 68#_264:2 / 68. theoretical-physics(tp) / topics=波動方程式；,w=~,doc=r-7-A1~1.1.1#10-7.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23_16-58-00_000.jpg</text:p>
          </table:table-cell>
          <table:table-cell table:style-name="ce36" office:value-type="string">
            <text:p>:m RES 2*2 / free# JVEMV6 68#_264:2 / 68. theoretical-physics(tp) / topics=波動方程式；,w=~,doc=r-7-A1~1.1.1#10-7.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264:2 / 68. theoretical-physics(tp) / topics=波動方程式；,w=~,doc=r-7-A1~1.1.1#10-7.1,s=~,i=~,other=~">
            <text:p>:m RES 2*2 / free# JVEMV6 68#_264:2 / 68. theoretical-physics(tp) / topics=波動方程式；,w=~,doc=r-7-A1~1.1.1#10-7.1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23_17-20-40_000.jpg</text:p>
          </table:table-cell>
          <table:table-cell table:style-name="ce36" office:value-type="string">
            <text:p>:m 東和 PHOTO / 220520sa / 西谷駅（電車）。上菅田小学校（バス） / 上菅田笹の丘小学校建替工事 / １名 / 金子工業所（松尾・風越・石井JV） / 日誌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東和 PHOTO / 220520sa / 西谷駅（電車）。上菅田小学校（バス） / 上菅田笹の丘小学校建替工事 / １名 / 金子工業所（松尾・風越・石井JV） / 日誌">
            <text:p>:m 東和 PHOTO / 220520sa / 西谷駅（電車）。上菅田小学校（バス） / 上菅田笹の丘小学校建替工事 / １名 / 金子工業所（松尾・風越・石井JV） / 日誌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23_18-08-32_000.mp4</text:p>
          </table:table-cell>
          <table:table-cell table:style-name="ce27" office:value-type="string">
            <text:p>:VIDEO / @自室 / 記録 / jap.flute / 演奏、play / R=1 / genre=phrase,for=~,other=continued:2022-05-23_18-10-37_000.mp4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VIDEO / @自室 / 記録 / jap.flute / 演奏、play / R=1 / genre=phrase,for=~,other=continued:2022-05-23_18-10-37_000.mp4,memo~">
            <text:p>:VIDEO / @自室 / 記録 / jap.flute / 演奏、play / R=1 / genre=phrase,for=~,other=continued:2022-05-23_18-10-37_000.mp4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23_18-10-37_000.mp4</text:p>
          </table:table-cell>
          <table:table-cell table:style-name="ce27" office:value-type="string">
            <text:p>:VIDEO / @自室 / 記録 / jap.flute / 演奏、play / R=2 / genre=phrase,for=~,other=sequence:2022-05-23_18-08-32_000.mp4,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VIDEO / @自室 / 記録 / jap.flute / 演奏、play / R=2 / genre=phrase,for=~,other=sequence:2022-05-23_18-08-32_000.mp4,memo~">
            <text:p>:VIDEO / @自室 / 記録 / jap.flute / 演奏、play / R=2 / genre=phrase,for=~,other=sequence:2022-05-23_18-08-32_000.mp4,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23_21-03-4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23_23-47-36_000.jpg</text:p>
          </table:table-cell>
          <table:table-cell table:style-name="ce36" office:value-type="string">
            <text:p>:m 1*1 RES / JVEMV6 64#159_38_years_war / 『三十八年戦争と蝦夷政策の変換　東北の古代史　４』 著者=鈴木拓也、編,校注=~ / p.11 / w=宝亀５年；登米郡；光仁天皇,topic=~,publisher=吉川弘文館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1*1 RES / JVEMV6 64#159_38_years_war / 『三十八年戦争と蝦夷政策の変換　東北の古代史　４』 著者=鈴木拓也、編,校注=~ / p.11 / w=宝亀５年；登米郡；光仁天皇,topic=~,publisher=吉川弘文館,other=~">
            <text:p>:m 1*1 RES / JVEMV6 64#159_38_years_war / 『三十八年戦争と蝦夷政策の変換　東北の古代史　４』 著者=鈴木拓也、編,校注=~ / p.11 / w=宝亀５年；登米郡；光仁天皇,topic=~,publisher=吉川弘文館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24_01-43-12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24_02-07-5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24_07-27-3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24_07-42-41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24_08-11-23_000.jpg</text:p>
          </table:table-cell>
          <table:table-cell table:style-name="ce36" office:value-type="string">
            <text:p>:m 1*1 RES / JVEMV6 64#159_38_years_war / 『三十八年戦争と蝦夷政策の変換　東北の古代史　４』 著者=鈴木拓也、編,校注=~ / p.4 / w=延暦２０年；田村麻呂；桓武天皇；徳政相論,topic=~,publisher=吉川弘文館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1*1 RES / JVEMV6 64#159_38_years_war / 『三十八年戦争と蝦夷政策の変換　東北の古代史　４』 著者=鈴木拓也、編,校注=~ / p.4 / w=延暦２０年；田村麻呂；桓武天皇；徳政相論,topic=~,publisher=吉川弘文館,other=~">
            <text:p>:m 1*1 RES / JVEMV6 64#159_38_years_war / 『三十八年戦争と蝦夷政策の変換　東北の古代史　４』 著者=鈴木拓也、編,校注=~ / p.4 / w=延暦２０年；田村麻呂；桓武天皇；徳政相論,topic=~,publisher=吉川弘文館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24_08-11-28_000.jpg</text:p>
          </table:table-cell>
          <table:table-cell table:style-name="ce36" office:value-type="string">
            <text:p>:m #*# RES / JVEMV6 64#164.1_nihonshoki / 『日本書紀』 著者=~,校注=小島憲之；直木孝次郎、他 / p.19 / w=国常立尊[くにのとこたちのみこと,topic=~,publisher小学館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#*# RES / JVEMV6 64#164.1_nihonshoki / 『日本書紀』 著者=~,校注=小島憲之；直木孝次郎、他 / p.19 / w=国常立尊[くにのとこたちのみこと,topic=~,publisher小学館,other=~">
            <text:p>:m #*# RES / JVEMV6 64#164.1_nihonshoki / 『日本書紀』 著者=~,校注=小島憲之；直木孝次郎、他 / p.19 / w=国常立尊[くにのとこたちのみこと,topic=~,publisher小学館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24_12-44-15_000.jpg</text:p>
          </table:table-cell>
          <table:table-cell table:style-name="ce36" office:value-type="string">
            <text:p>:m RES 1*3 / free# JVEMV6 68#_265:1 / 68. theoretical-physics(tp) / topics=波動方程式：確率；,w=~,doc=r-7-A1~1.1.1#11.4,s=~,i=~,other=calc+:(d/dt(&lt;x&gt;))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1*3 / free# JVEMV6 68#_265:1 / 68. theoretical-physics(tp) / topics=波動方程式：確率；,w=~,doc=r-7-A1~1.1.1#11.4,s=~,i=~,other=calc+:(d/dt(&lt;x&gt;))">
            <text:p>:m RES 1*3 / free# JVEMV6 68#_265:1 / 68. theoretical-physics(tp) / topics=波動方程式：確率；,w=~,doc=r-7-A1~1.1.1#11.4,s=~,i=~,other=calc+:(d/dt(&lt;x&gt;)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5-24_12-45-05_000.jpg</text:p>
          </table:table-cell>
          <table:table-cell table:style-name="ce36" office:value-type="string">
            <text:p>:m RES 2*3 / free# JVEMV6 68#_265:1 / 68. theoretical-physics(tp) / topics=波動方程式：確率；,w=~,doc=r-7-A1~1.1.1#11.4,s=~,i=~,other=calc+:doc=#11-4.2~d-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2*3 / free# JVEMV6 68#_265:1 / 68. theoretical-physics(tp) / topics=波動方程式：確率；,w=~,doc=r-7-A1~1.1.1#11.4,s=~,i=~,other=calc+:doc=#11-4.2~d-1">
            <text:p>:m RES 2*3 / free# JVEMV6 68#_265:1 / 68. theoretical-physics(tp) / topics=波動方程式：確率；,w=~,doc=r-7-A1~1.1.1#11.4,s=~,i=~,other=calc+:doc=#11-4.2~d-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5-24_12-45-21_000.jpg</text:p>
          </table:table-cell>
          <table:table-cell table:style-name="ce36" office:value-type="string">
            <text:p>:m RES 3*3 / free# JVEMV6 68#_265:1 / 68. theoretical-physics(tp) / topics=波動方程式：確率；,w=~,doc=r-7-A1~1.1.1#11.4,s=~,i=~,other=calc+:doc=#11-4.2~d-1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3*3 / free# JVEMV6 68#_265:1 / 68. theoretical-physics(tp) / topics=波動方程式：確率；,w=~,doc=r-7-A1~1.1.1#11.4,s=~,i=~,other=calc+:doc=#11-4.2~d-1">
            <text:p>:m RES 3*3 / free# JVEMV6 68#_265:1 / 68. theoretical-physics(tp) / topics=波動方程式：確率；,w=~,doc=r-7-A1~1.1.1#11.4,s=~,i=~,other=calc+:doc=#11-4.2~d-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5-24_13-40-1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5-24_17-11-44_000.jpg</text:p>
          </table:table-cell>
          <table:table-cell table:style-name="ce36" office:value-type="string">
            <text:p>:m RES 1*2 / free# JVEMV6 68#_265:2 / 68. theoretical-physics(tp) / topics=波動方程式：確率；,w=~,doc=r-7-A1~1.1.1#11.4,s=~,i=~,other=calc+;calc+:r-7-A1~1.1.1#11-5.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2 / free# JVEMV6 68#_265:2 / 68. theoretical-physics(tp) / topics=波動方程式：確率；,w=~,doc=r-7-A1~1.1.1#11.4,s=~,i=~,other=calc+;calc+:r-7-A1~1.1.1#11-5.2">
            <text:p>:m RES 1*2 / free# JVEMV6 68#_265:2 / 68. theoretical-physics(tp) / topics=波動方程式：確率；,w=~,doc=r-7-A1~1.1.1#11.4,s=~,i=~,other=calc+;calc+:r-7-A1~1.1.1#11-5.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5-24_17-11-58_000.jpg</text:p>
          </table:table-cell>
          <table:table-cell table:style-name="ce36" office:value-type="string">
            <text:p>:m RES 2*2 / free# JVEMV6 68#_265:2 / 68. theoretical-physics(tp) / topics=波動方程式：確率；,w=~,doc=r-7-A1~1.1.1#11-5.2,s=~,i=~,other=calc+;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2*2 / free# JVEMV6 68#_265:2 / 68. theoretical-physics(tp) / topics=波動方程式：確率；,w=~,doc=r-7-A1~1.1.1#11-5.2,s=~,i=~,other=calc+;">
            <text:p>:m RES 2*2 / free# JVEMV6 68#_265:2 / 68. theoretical-physics(tp) / topics=波動方程式：確率；,w=~,doc=r-7-A1~1.1.1#11-5.2,s=~,i=~,other=calc+;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5-24_21-19-0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5-25_01-04-04_000.jpg</text:p>
          </table:table-cell>
          <table:table-cell table:style-name="ce36" office:value-type="string">
            <text:p>:m 1-2*2 RES / JVEMV6 64#159_38_years_war / 『三十八年戦争と蝦夷政策の変換　東北の古代史　４』 著者=鈴木拓也、編,校注=~ / p.12 / w=宝亀７年,topic=~,publisher=吉川弘文館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1-2*2 RES / JVEMV6 64#159_38_years_war / 『三十八年戦争と蝦夷政策の変換　東北の古代史　４』 著者=鈴木拓也、編,校注=~ / p.12 / w=宝亀７年,topic=~,publisher=吉川弘文館,other=~">
            <text:p>:m 1-2*2 RES / JVEMV6 64#159_38_years_war / 『三十八年戦争と蝦夷政策の変換　東北の古代史　４』 著者=鈴木拓也、編,校注=~ / p.12 / w=宝亀７年,topic=~,publisher=吉川弘文館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5-25_01-50-00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5-25_01-50-0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5-25_07-47-00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5-25_12-28-14_000.jpg</text:p>
          </table:table-cell>
          <table:table-cell table:style-name="ce36" office:value-type="string">
            <text:p>:m RES 1-2*5 / free# JVEMV6 68#_266:1 / 68. theoretical-physics(tp) / topics=波動方程式：確率；楕円関数、楕円積分,w=~,doc=r-7-A2~2.1#1,s=~,i=~,other=calc+;calc+;SEG+:doc=#1.1~d-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1-2*5 / free# JVEMV6 68#_266:1 / 68. theoretical-physics(tp) / topics=波動方程式：確率；楕円関数、楕円積分,w=~,doc=r-7-A2~2.1#1,s=~,i=~,other=calc+;calc+;SEG+:doc=#1.1~d-1">
            <text:p>:m RES 1-2*5 / free# JVEMV6 68#_266:1 / 68. theoretical-physics(tp) / topics=波動方程式：確率；楕円関数、楕円積分,w=~,doc=r-7-A2~2.1#1,s=~,i=~,other=calc+;calc+;SEG+:doc=#1.1~d-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5-25_12-28-28_000.jpg</text:p>
          </table:table-cell>
          <table:table-cell table:style-name="ce36" office:value-type="string">
            <text:p>:m RES 3-4*5 / free# JVEMV6 68#_266:1 / 68. theoretical-physics(tp) / topics=波動方程式：確率；楕円関数、楕円積分,w=~,doc=r-7-A2~2.1#1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3-4*5 / free# JVEMV6 68#_266:1 / 68. theoretical-physics(tp) / topics=波動方程式：確率；楕円関数、楕円積分,w=~,doc=r-7-A2~2.1#1,s=~,i=~,other=~">
            <text:p>:m RES 3-4*5 / free# JVEMV6 68#_266:1 / 68. theoretical-physics(tp) / topics=波動方程式：確率；楕円関数、楕円積分,w=~,doc=r-7-A2~2.1#1,s=~,i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5-25_12-29-03_000.jpg</text:p>
          </table:table-cell>
          <table:table-cell table:style-name="ce36" office:value-type="string">
            <text:p>:m RES 5*5 / free# JVEMV6 68#_266:1 / 68. theoretical-physics(tp) / topics=波動方程式：確率；楕円関数、楕円積分,w=~,doc=r-7-A2~2.1#1.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RES 5*5 / free# JVEMV6 68#_266:1 / 68. theoretical-physics(tp) / topics=波動方程式：確率；楕円関数、楕円積分,w=~,doc=r-7-A2~2.1#1.1,s=~,i=~,other=calc+">
            <text:p>:m RES 5*5 / free# JVEMV6 68#_266:1 / 68. theoretical-physics(tp) / topics=波動方程式：確率；楕円関数、楕円積分,w=~,doc=r-7-A2~2.1#1.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5-25_17-06-45_000.jpg</text:p>
          </table:table-cell>
          <table:table-cell table:style-name="ce36" office:value-type="string">
            <text:p>:m RES 1*3 / free# JVEMV6 68#_266:2 / 68. theoretical-physics(tp) / topics=楕円関数、楕円積分,w=~,doc=r-7-A2~1.1;r-7-A2~1.1:#1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1*3 / free# JVEMV6 68#_266:2 / 68. theoretical-physics(tp) / topics=楕円関数、楕円積分,w=~,doc=r-7-A2~1.1;r-7-A2~1.1:#1,s=~,i=~,other=calc+">
            <text:p>:m RES 1*3 / free# JVEMV6 68#_266:2 / 68. theoretical-physics(tp) / topics=楕円関数、楕円積分,w=~,doc=r-7-A2~1.1;r-7-A2~1.1:#1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5-25_17-07-05_000.jpg</text:p>
          </table:table-cell>
          <table:table-cell table:style-name="ce36" office:value-type="string">
            <text:p>:m RES 2*3 / free# JVEMV6 68#_266:2 / 68. theoretical-physics(tp) / topics=楕円関数、楕円積分,w=~,doc=r-7-A2~1.1:#1,s=~,i=~,other=calc+;SEG+:doc=r-7-A2~1.2.1:#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RES 2*3 / free# JVEMV6 68#_266:2 / 68. theoretical-physics(tp) / topics=楕円関数、楕円積分,w=~,doc=r-7-A2~1.1:#1,s=~,i=~,other=calc+;SEG+:doc=r-7-A2~1.2.1:#1">
            <text:p>:m RES 2*3 / free# JVEMV6 68#_266:2 / 68. theoretical-physics(tp) / topics=楕円関数、楕円積分,w=~,doc=r-7-A2~1.1:#1,s=~,i=~,other=calc+;SEG+:doc=r-7-A2~1.2.1:#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5-25_17-07-23_000.jpg</text:p>
          </table:table-cell>
          <table:table-cell table:style-name="ce36" office:value-type="string">
            <text:p>:m RES 3*3 / free# JVEMV6 68#_266:2 / 68. theoretical-physics(tp) / topics=楕円関数、楕円積分,w=~,doc=r-7-A2~1.1:#1,s=~,i=~,other=calc+;SEG+:doc=r-7-A2~1.2.1:#1-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3*3 / free# JVEMV6 68#_266:2 / 68. theoretical-physics(tp) / topics=楕円関数、楕円積分,w=~,doc=r-7-A2~1.1:#1,s=~,i=~,other=calc+;SEG+:doc=r-7-A2~1.2.1:#1-1">
            <text:p>:m RES 3*3 / free# JVEMV6 68#_266:2 / 68. theoretical-physics(tp) / topics=楕円関数、楕円積分,w=~,doc=r-7-A2~1.1:#1,s=~,i=~,other=calc+;SEG+:doc=r-7-A2~1.2.1:#1-1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5-25_20-51-20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5-26_00-12-44_000.jpg</text:p>
          </table:table-cell>
          <table:table-cell table:style-name="ce36" office:value-type="string">
            <text:p>:m 1-2*2 RES / JVEMV6 64#159_38_years_war / 『三十八年戦争と蝦夷政策の変換　東北の古代史　４』 著者=鈴木拓也、編,校注=~ / p.12 / w=宝亀７年；俘囚；吉弥候伊佐西古[きみこのいさせこ,topic=~,publisher=吉川弘文館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1-2*2 RES / JVEMV6 64#159_38_years_war / 『三十八年戦争と蝦夷政策の変換　東北の古代史　４』 著者=鈴木拓也、編,校注=~ / p.12 / w=宝亀７年；俘囚；吉弥候伊佐西古[きみこのいさせこ,topic=~,publisher=吉川弘文館,other=~">
            <text:p>:m 1-2*2 RES / JVEMV6 64#159_38_years_war / 『三十八年戦争と蝦夷政策の変換　東北の古代史　４』 著者=鈴木拓也、編,校注=~ / p.12 / w=宝亀７年；俘囚；吉弥候伊佐西古[きみこのいさせこ,topic=~,publisher=吉川弘文館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5-26_01-31-35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5-26_07-42-1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5-26_07-49-01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5-26_10-03-00_000.jpg</text:p>
          </table:table-cell>
          <table:table-cell table:style-name="ce36" office:value-type="string">
            <text:p>:m RES 1*1 / free# JVEMV6 68#_267:1 / 68. theoretical-physics(tp) / topics=楕円関数、楕円積分,w=~,doc=r-7-A1~1.1.1:#11-6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RES 1*1 / free# JVEMV6 68#_267:1 / 68. theoretical-physics(tp) / topics=楕円関数、楕円積分,w=~,doc=r-7-A1~1.1.1:#11-6,s=~,i=~,other=calc+">
            <text:p>:m RES 1*1 / free# JVEMV6 68#_267:1 / 68. theoretical-physics(tp) / topics=楕円関数、楕円積分,w=~,doc=r-7-A1~1.1.1:#11-6,s=~,i=~,other=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5-26_11-29-46_000.jpg</text:p>
          </table:table-cell>
          <table:table-cell table:style-name="ce36" office:value-type="string">
            <text:p>:PHOTO 記録 / @自室 / what=オムツ他、返却。準備。拵え / for=~ / occasion=退院時。オムツ、パッド。返却要求。,other=~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PHOTO 記録 / @自室 / what=オムツ他、返却。準備。拵え / for=~ / occasion=退院時。オムツ、パッド。返却要求。,other=~">
            <text:p>:PHOTO 記録 / @自室 / what=オムツ他、返却。準備。拵え / for=~ / occasion=退院時。オムツ、パッド。返却要求。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5-26_11-31-14_000.jpg</text:p>
          </table:table-cell>
          <table:table-cell table:style-name="ce36" office:value-type="string">
            <text:p>:m やることリスト / steps / occasion=外出：図書館、他 / for=外出：やることのリスト。行き先、やること。順番,at=~,other=~</text:p>
          </table:table-cell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やることリスト / steps / occasion=外出：図書館、他 / for=外出：やることのリスト。行き先、やること。順番,at=~,other=~">
            <text:p>:m やることリスト / steps / occasion=外出：図書館、他 / for=外出：やることのリスト。行き先、やること。順番,at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5-26_13-19-3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5-26_16-04-40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東和 PHOTO / 220527sa / 武蔵小山駅（電車） / 宮崎光男様マンション / １名（設備の相番：タニモトさん。明大前営業所） / TONY電設（東建コーポレーション） / 指示書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5-26_16-04-46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527sa / 武蔵小山駅（電車） / 宮崎光男様マンション / １名（設備の相番：タニモトさん。明大前営業所） / TONY電設（東建コーポレーション） / 指示書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5-26_16-04-51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東和 PHOTO / 220527sa / 武蔵小山駅（電車） / 宮崎光男様マンション / １名（設備の相番：タニモトさん。明大前営業所） / TONY電設（東建コーポレーション） / 指示書">
            <text:p>:m 東和 PHOTO / 220527sa / 武蔵小山駅（電車） / 宮崎光男様マンション / １名（設備の相番：タニモトさん。明大前営業所） / TONY電設（東建コーポレーション） / 指示書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5-26_16-05-18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指示書：地図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527sa / 武蔵小山駅（電車） / 宮崎光男様マンション / １名（設備の相番：タニモトさん。明大前営業所） / TONY電設（東建コーポレーション） / 指示書：地図">
            <text:p>:m 東和 PHOTO / 220527sa / 武蔵小山駅（電車） / 宮崎光男様マンション / １名（設備の相番：タニモトさん。明大前営業所） / TONY電設（東建コーポレーション） / 指示書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5-26_16-14-07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資料：天気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東和 PHOTO / 220527sa / 武蔵小山駅（電車） / 宮崎光男様マンション / １名（設備の相番：タニモトさん。明大前営業所） / TONY電設（東建コーポレーション） / 資料：天気">
            <text:p>:m 東和 PHOTO / 220527sa / 武蔵小山駅（電車） / 宮崎光男様マンション / １名（設備の相番：タニモトさん。明大前営業所） / TONY電設（東建コーポレーション） / 資料：天気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5-26_16-14-40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資料：交通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527sa / 武蔵小山駅（電車） / 宮崎光男様マンション / １名（設備の相番：タニモトさん。明大前営業所） / TONY電設（東建コーポレーション） / 資料：交通">
            <text:p>:m 東和 PHOTO / 220527sa / 武蔵小山駅（電車） / 宮崎光男様マンション / １名（設備の相番：タニモトさん。明大前営業所） / TONY電設（東建コーポレーション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5-26_16-14-52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資料：交通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527sa / 武蔵小山駅（電車） / 宮崎光男様マンション / １名（設備の相番：タニモトさん。明大前営業所） / TONY電設（東建コーポレーション） / 資料：交通">
            <text:p>:m 東和 PHOTO / 220527sa / 武蔵小山駅（電車） / 宮崎光男様マンション / １名（設備の相番：タニモトさん。明大前営業所） / TONY電設（東建コーポレーション） / 資料：交通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5-26_16-24-49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資料：地図：路上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東和 PHOTO / 220527sa / 武蔵小山駅（電車） / 宮崎光男様マンション / １名（設備の相番：タニモトさん。明大前営業所） / TONY電設（東建コーポレーション） / 資料：地図：路上">
            <text:p>:m 東和 PHOTO / 220527sa / 武蔵小山駅（電車） / 宮崎光男様マンション / １名（設備の相番：タニモトさん。明大前営業所） / TONY電設（東建コーポレーション） / 資料：地図：路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5-26_16-25-01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資料：地図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527sa / 武蔵小山駅（電車） / 宮崎光男様マンション / １名（設備の相番：タニモトさん。明大前営業所） / TONY電設（東建コーポレーション） / 資料：地図">
            <text:p>:m 東和 PHOTO / 220527sa / 武蔵小山駅（電車） / 宮崎光男様マンション / １名（設備の相番：タニモトさん。明大前営業所） / TONY電設（東建コーポレーション） / 資料：地図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5-26_17-21-44_000.jpg</text:p>
          </table:table-cell>
          <table:table-cell table:style-name="ce36" office:value-type="string">
            <text:p>:m RES 1*1 / free# JVEMV6 68#_267:2 / 68. theoretical-physics(tp) / topics=波動方程式；演算子,w=~,doc=r-7-A1~1.1.1:#12,s=~,i=~,other=calc+;calc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RES 1*1 / free# JVEMV6 68#_267:2 / 68. theoretical-physics(tp) / topics=波動方程式；演算子,w=~,doc=r-7-A1~1.1.1:#12,s=~,i=~,other=calc+;calc+">
            <text:p>:m RES 1*1 / free# JVEMV6 68#_267:2 / 68. theoretical-physics(tp) / topics=波動方程式；演算子,w=~,doc=r-7-A1~1.1.1:#12,s=~,i=~,other=calc+;calc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5-26_19-00-42_000.jpg</text:p>
          </table:table-cell>
          <table:table-cell table:style-name="ce36" office:value-type="string">
            <text:p>:m :篠笛,shinobue #*# / session-memo / s.1~* / memo,theme=半音。四分音,content=~,for=list,,page=~,other=図、あり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:篠笛,shinobue #*# / session-memo / s.1~* / memo,theme=半音。四分音,content=~,for=list,,page=~,other=図、あり">
            <text:p>:m :篠笛,shinobue #*# / session-memo / s.1~* / memo,theme=半音。四分音,content=~,for=list,,page=~,other=図、あり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5-26_21-07-58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5-26_22-23-59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5-27_04-21-09_000.jpg</text:p>
          </table:table-cell>
          <table:table-cell table:style-name="ce27" office:value-type="string">
            <text:p>:m :PHOTO 起きた時刻 / 2022 / 15分ぐらい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:PHOTO 起きた時刻 / 2022 / 15分ぐらい前">
            <text:p>:m :PHOTO 起きた時刻 / 2022 / 15分ぐらい前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5-27_07-07-19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東和 PHOTO / 220527sa / 武蔵小山駅（電車） / 宮崎光男様マンション / １名（設備の相番：タニモトさん。明大前営業所） / TONY電設（東建コーポレーション） / 現場状況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5-27_07-07-32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東和 PHOTO / 220527sa / 武蔵小山駅（電車） / 宮崎光男様マンション / １名（設備の相番：タニモトさん。明大前営業所） / TONY電設（東建コーポレーション） / 現場状況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5-27_07-08-03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東和 PHOTO / 220527sa / 武蔵小山駅（電車） / 宮崎光男様マンション / １名（設備の相番：タニモトさん。明大前営業所） / TONY電設（東建コーポレーション） / 現場状況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5-27_07-08-18_000.jpg</text:p>
          </table:table-cell>
          <table:table-cell table:style-name="ce36" office:value-type="string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東和 PHOTO / 220527sa / 武蔵小山駅（電車） / 宮崎光男様マンション / １名（設備の相番：タニモトさん。明大前営業所） / TONY電設（東建コーポレーション） / 現場状況">
            <text:p>:m 東和 PHOTO / 220527sa / 武蔵小山駅（電車） / 宮崎光男様マンション / １名（設備の相番：タニモトさん。明大前営業所） / TONY電設（東建コーポレーション） / 現場状況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8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3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2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/05/28</text:date>, <text:time>11:2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28T11:22:57.45</dc:date>
    <dc:creator>iwabuchi ken</dc:creator>
    <meta:editing-duration>P47DT5H26M27S</meta:editing-duration>
    <meta:editing-cycles>15178</meta:editing-cycles>
    <meta:document-statistic meta:table-count="2" meta:cell-count="594" meta:object-count="0"/>
    <meta:user-defined meta:name="qrichtext">1</meta:user-defined>
  </office:meta>
</office:document-meta>
</file>